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1 worker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010424" calcext:value-type="float">
            <text:p>0,010424</text:p>
          </table:table-cell>
          <table:table-cell office:value-type="float" office:value="0.012135" calcext:value-type="float">
            <text:p>0,012135</text:p>
          </table:table-cell>
          <table:table-cell office:value-type="float" office:value="0.011654" calcext:value-type="float">
            <text:p>0,011654</text:p>
          </table:table-cell>
          <table:table-cell table:formula="of:=AVERAGE([.C3:.E3])" office:value-type="float" office:value="0.0114043333333333" calcext:value-type="float">
            <text:p>0,011404333333333</text:p>
          </table:table-cell>
          <table:table-cell table:formula="of:=STDEV([.C3:.F3])" office:value-type="float" office:value="0.000720476848267097" calcext:value-type="float">
            <text:p>0,000720476848267</text:p>
          </table:table-cell>
          <table:table-cell/>
          <table:table-cell table:formula="of:=[.F5]+[.F6]" office:value-type="float" office:value="2.6733" calcext:value-type="float">
            <text:p>2,6733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formula="of:=[.F5]" office:value-type="float" office:value="1.14043333333333" calcext:value-type="float">
            <text:p>1,14043333333333</text:p>
          </table:table-cell>
          <table:table-cell table:formula="of:=[.F6]" office:value-type="float" office:value="1.53286666666667" calcext:value-type="float">
            <text:p>1,53286666666667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0.016007" calcext:value-type="float">
            <text:p>0,016007</text:p>
          </table:table-cell>
          <table:table-cell office:value-type="float" office:value="0.015195" calcext:value-type="float">
            <text:p>0,015195</text:p>
          </table:table-cell>
          <table:table-cell office:value-type="float" office:value="0.014784" calcext:value-type="float">
            <text:p>0,014784</text:p>
          </table:table-cell>
          <table:table-cell table:formula="of:=AVERAGE([.C4:.E4])" office:value-type="float" office:value="0.0153286666666667" calcext:value-type="float">
            <text:p>0,015328666666667</text:p>
          </table:table-cell>
          <table:table-cell table:formula="of:=STDEV([.C4:.F4])" office:value-type="float" office:value="0.000508155050703578" calcext:value-type="float">
            <text:p>0,0005081550507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3]*100" office:value-type="float" office:value="1.0424" calcext:value-type="float">
            <text:p>1,0424</text:p>
          </table:table-cell>
          <table:table-cell table:formula="of:=[.D3]*100" office:value-type="float" office:value="1.2135" calcext:value-type="float">
            <text:p>1,2135</text:p>
          </table:table-cell>
          <table:table-cell table:formula="of:=[.E3]*100" office:value-type="float" office:value="1.1654" calcext:value-type="float">
            <text:p>1,1654</text:p>
          </table:table-cell>
          <table:table-cell table:formula="of:=AVERAGE([.C5:.E5])" office:value-type="float" office:value="1.14043333333333" calcext:value-type="float">
            <text:p>1,14043333333333</text:p>
          </table:table-cell>
          <table:table-cell table:formula="of:=STDEV([.C5:.F5])" office:value-type="float" office:value="0.0720476848267097" calcext:value-type="float">
            <text:p>0,07204768482671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4]*100" office:value-type="float" office:value="1.6007" calcext:value-type="float">
            <text:p>1,6007</text:p>
          </table:table-cell>
          <table:table-cell table:formula="of:=[.D4]*100" office:value-type="float" office:value="1.5195" calcext:value-type="float">
            <text:p>1,5195</text:p>
          </table:table-cell>
          <table:table-cell table:formula="of:=[.E4]*100" office:value-type="float" office:value="1.4784" calcext:value-type="float">
            <text:p>1,4784</text:p>
          </table:table-cell>
          <table:table-cell table:formula="of:=AVERAGE([.C6:.E6])" office:value-type="float" office:value="1.53286666666667" calcext:value-type="float">
            <text:p>1,53286666666667</text:p>
          </table:table-cell>
          <table:table-cell table:formula="of:=STDEV([.C6:.F6])" office:value-type="float" office:value="0.0508155050703578" calcext:value-type="float">
            <text:p>0,050815505070358</text:p>
          </table:table-cell>
          <table:table-cell table:number-columns-repeated="4"/>
          <table:table-cell table:formula="of:=([.J3]+[.L3]+[.M3])/([.J3]+[.L3]+[.M3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02718" calcext:value-type="float">
            <text:p>0,02718</text:p>
          </table:table-cell>
          <table:table-cell office:value-type="float" office:value="0.013053" calcext:value-type="float">
            <text:p>0,013053</text:p>
          </table:table-cell>
          <table:table-cell office:value-type="float" office:value="0.017916" calcext:value-type="float">
            <text:p>0,017916</text:p>
          </table:table-cell>
          <table:table-cell table:formula="of:=AVERAGE([.C11:.E11])" office:value-type="float" office:value="0.019383" calcext:value-type="float">
            <text:p>0,019383</text:p>
          </table:table-cell>
          <table:table-cell table:formula="of:=STDEV([.C11:.F11])" office:value-type="float" office:value="0.00585986911116622" calcext:value-type="float">
            <text:p>0,005859869111166</text:p>
          </table:table-cell>
          <table:table-cell/>
          <table:table-cell table:formula="of:=[.F13]+[.F14]" office:value-type="float" office:value="2.8519" calcext:value-type="float">
            <text:p>2,8519</text:p>
          </table:table-cell>
          <table:table-cell table:formula="of:=[.F13]-[.F5]" office:value-type="float" office:value="0.797866666666667" calcext:value-type="float">
            <text:p>0,797866666666667</text:p>
          </table:table-cell>
          <table:table-cell/>
          <table:table-cell table:formula="of:=[.F5]" office:value-type="float" office:value="1.14043333333333" calcext:value-type="float">
            <text:p>1,14043333333333</text:p>
          </table:table-cell>
          <table:table-cell table:formula="of:=[.F14]" office:value-type="float" office:value="0.9136" calcext:value-type="float">
            <text:p>0,9136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0.009622" calcext:value-type="float">
            <text:p>0,009622</text:p>
          </table:table-cell>
          <table:table-cell office:value-type="float" office:value="0.00723" calcext:value-type="float">
            <text:p>0,00723</text:p>
          </table:table-cell>
          <table:table-cell office:value-type="float" office:value="0.010556" calcext:value-type="float">
            <text:p>0,010556</text:p>
          </table:table-cell>
          <table:table-cell table:formula="of:=AVERAGE([.C12:.E12])" office:value-type="float" office:value="0.009136" calcext:value-type="float">
            <text:p>0,009136</text:p>
          </table:table-cell>
          <table:table-cell table:formula="of:=STDEV([.C12:.F12])" office:value-type="float" office:value="0.00140064651738641" calcext:value-type="float">
            <text:p>0,0014006465173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11]*100" office:value-type="float" office:value="2.718" calcext:value-type="float">
            <text:p>2,718</text:p>
          </table:table-cell>
          <table:table-cell table:formula="of:=[.D11]*100" office:value-type="float" office:value="1.3053" calcext:value-type="float">
            <text:p>1,3053</text:p>
          </table:table-cell>
          <table:table-cell table:formula="of:=[.E11]*100" office:value-type="float" office:value="1.7916" calcext:value-type="float">
            <text:p>1,7916</text:p>
          </table:table-cell>
          <table:table-cell table:formula="of:=AVERAGE([.C13:.E13])" office:value-type="float" office:value="1.9383" calcext:value-type="float">
            <text:p>1,9383</text:p>
          </table:table-cell>
          <table:table-cell table:formula="of:=STDEV([.C13:.F13])" office:value-type="float" office:value="0.585986911116622" calcext:value-type="float">
            <text:p>0,585986911116622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12]*100" office:value-type="float" office:value="0.9622" calcext:value-type="float">
            <text:p>0,9622</text:p>
          </table:table-cell>
          <table:table-cell table:formula="of:=[.D12]*100" office:value-type="float" office:value="0.723" calcext:value-type="float">
            <text:p>0,723</text:p>
          </table:table-cell>
          <table:table-cell table:formula="of:=[.E12]*100" office:value-type="float" office:value="1.0556" calcext:value-type="float">
            <text:p>1,0556</text:p>
          </table:table-cell>
          <table:table-cell table:formula="of:=AVERAGE([.C14:.E14])" office:value-type="float" office:value="0.9136" calcext:value-type="float">
            <text:p>0,9136</text:p>
          </table:table-cell>
          <table:table-cell table:formula="of:=STDEV([.C14:.F14])" office:value-type="float" office:value="0.140064651738641" calcext:value-type="float">
            <text:p>0,140064651738641</text:p>
          </table:table-cell>
          <table:table-cell table:number-columns-repeated="4"/>
          <table:table-cell table:formula="of:=([.J3]+[.L3]+[.M3])/([.J11]+[.L11]+[.M11])" office:value-type="float" office:value="0.937375083277815" calcext:value-type="float">
            <text:p>0,937375083277815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4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017644" calcext:value-type="float">
            <text:p>0,017644</text:p>
          </table:table-cell>
          <table:table-cell office:value-type="float" office:value="0.036668" calcext:value-type="float">
            <text:p>0,036668</text:p>
          </table:table-cell>
          <table:table-cell office:value-type="float" office:value="0.035871" calcext:value-type="float">
            <text:p>0,035871</text:p>
          </table:table-cell>
          <table:table-cell table:formula="of:=AVERAGE([.C18:.E18])" office:value-type="float" office:value="0.030061" calcext:value-type="float">
            <text:p>0,030061</text:p>
          </table:table-cell>
          <table:table-cell table:formula="of:=STDEV([.C18:.F18])" office:value-type="float" office:value="0.0087861716729567" calcext:value-type="float">
            <text:p>0,008786171672957</text:p>
          </table:table-cell>
          <table:table-cell/>
          <table:table-cell table:formula="of:=[.F20]+[.F21]" office:value-type="float" office:value="3.77366666666667" calcext:value-type="float">
            <text:p>3,77366666666667</text:p>
          </table:table-cell>
          <table:table-cell table:formula="of:=[.F20]-[.F5]" office:value-type="float" office:value="1.86566666666667" calcext:value-type="float">
            <text:p>1,86566666666667</text:p>
          </table:table-cell>
          <table:table-cell/>
          <table:table-cell table:formula="of:=[.F5]" office:value-type="float" office:value="1.14043333333333" calcext:value-type="float">
            <text:p>1,14043333333333</text:p>
          </table:table-cell>
          <table:table-cell table:formula="of:=[.F21]" office:value-type="float" office:value="0.767566666666667" calcext:value-type="float">
            <text:p>0,767566666666667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0.006226" calcext:value-type="float">
            <text:p>0,006226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10101" calcext:value-type="float">
            <text:p>0,010101</text:p>
          </table:table-cell>
          <table:table-cell table:formula="of:=AVERAGE([.C19:.E19])" office:value-type="float" office:value="0.00767566666666667" calcext:value-type="float">
            <text:p>0,007675666666667</text:p>
          </table:table-cell>
          <table:table-cell table:formula="of:=STDEV([.C19:.F19])" office:value-type="float" office:value="0.00172585251075777" calcext:value-type="float">
            <text:p>0,0017258525107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18]*100" office:value-type="float" office:value="1.7644" calcext:value-type="float">
            <text:p>1,7644</text:p>
          </table:table-cell>
          <table:table-cell table:formula="of:=[.D18]*100" office:value-type="float" office:value="3.6668" calcext:value-type="float">
            <text:p>3,6668</text:p>
          </table:table-cell>
          <table:table-cell table:formula="of:=[.E18]*100" office:value-type="float" office:value="3.5871" calcext:value-type="float">
            <text:p>3,5871</text:p>
          </table:table-cell>
          <table:table-cell table:formula="of:=AVERAGE([.C20:.E20])" office:value-type="float" office:value="3.0061" calcext:value-type="float">
            <text:p>3,0061</text:p>
          </table:table-cell>
          <table:table-cell table:formula="of:=STDEV([.C20:.F20])" office:value-type="float" office:value="0.878617167295669" calcext:value-type="float">
            <text:p>0,878617167295669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19]*100" office:value-type="float" office:value="0.6226" calcext:value-type="float">
            <text:p>0,6226</text:p>
          </table:table-cell>
          <table:table-cell table:formula="of:=[.D19]*100" office:value-type="float" office:value="0.67" calcext:value-type="float">
            <text:p>0,67</text:p>
          </table:table-cell>
          <table:table-cell table:formula="of:=[.E19]*100" office:value-type="float" office:value="1.0101" calcext:value-type="float">
            <text:p>1,0101</text:p>
          </table:table-cell>
          <table:table-cell table:formula="of:=AVERAGE([.C21:.E21])" office:value-type="float" office:value="0.767566666666667" calcext:value-type="float">
            <text:p>0,767566666666667</text:p>
          </table:table-cell>
          <table:table-cell table:formula="of:=STDEV([.C21:.F21])" office:value-type="float" office:value="0.172585251075777" calcext:value-type="float">
            <text:p>0,172585251075777</text:p>
          </table:table-cell>
          <table:table-cell table:number-columns-repeated="4"/>
          <table:table-cell table:formula="of:=([.J3]+[.L3]+[.M3])/([.J18]+[.L18]+[.M18])" office:value-type="float" office:value="0.708409151135059" calcext:value-type="float">
            <text:p>0,708409151135059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8 worke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</text:p>
          </table:table-cell>
          <table:table-cell table:style-name="Default" office:value-type="string" calcext:value-type="string">
            <text:p>St. Deviation</text:p>
          </table:table-cell>
          <table:table-cell/>
          <table:table-cell office:value-type="string" calcext:value-type="string">
            <text:p>total time (ms)</text:p>
          </table:table-cell>
          <table:table-cell office:value-type="string" calcext:value-type="string">
            <text:p>init overhead (ms)</text:p>
          </table:table-cell>
          <table:table-cell/>
          <table:table-cell office:value-type="string" calcext:value-type="string">
            <text:p>fracNonEnhanc (init)</text:p>
          </table:table-cell>
          <table:table-cell office:value-type="string" calcext:value-type="string">
            <text:p>fracEnhanc</text:p>
          </table:table-cell>
        </table:table-row>
        <table:table-row table:style-name="ro1">
          <table:table-cell/>
          <table:table-cell office:value-type="string" calcext:value-type="string">
            <text:p>init time (s)</text:p>
          </table:table-cell>
          <table:table-cell office:value-type="float" office:value="0.11099" calcext:value-type="float">
            <text:p>0,11099</text:p>
          </table:table-cell>
          <table:table-cell office:value-type="float" office:value="0.114513" calcext:value-type="float">
            <text:p>0,114513</text:p>
          </table:table-cell>
          <table:table-cell office:value-type="float" office:value="0.105671" calcext:value-type="float">
            <text:p>0,105671</text:p>
          </table:table-cell>
          <table:table-cell table:formula="of:=AVERAGE([.C26:.E26])" office:value-type="float" office:value="0.110391333333333" calcext:value-type="float">
            <text:p>0,110391333333333</text:p>
          </table:table-cell>
          <table:table-cell table:formula="of:=STDEV([.C26:.F26])" office:value-type="float" office:value="0.00363446853825364" calcext:value-type="float">
            <text:p>0,003634468538254</text:p>
          </table:table-cell>
          <table:table-cell/>
          <table:table-cell table:formula="of:=[.F28]+[.F29]" office:value-type="float" office:value="15.5941333333333" calcext:value-type="float">
            <text:p>15,5941333333333</text:p>
          </table:table-cell>
          <table:table-cell table:formula="of:=[.F28]-[.F5]" office:value-type="float" office:value="9.8987" calcext:value-type="float">
            <text:p>9,8987</text:p>
          </table:table-cell>
          <table:table-cell/>
          <table:table-cell table:formula="of:=[.F5]" office:value-type="float" office:value="1.14043333333333" calcext:value-type="float">
            <text:p>1,14043333333333</text:p>
          </table:table-cell>
          <table:table-cell table:formula="of:=[.F29]" office:value-type="float" office:value="4.555" calcext:value-type="float">
            <text:p>4,555</text:p>
          </table:table-cell>
        </table:table-row>
        <table:table-row table:style-name="ro1">
          <table:table-cell/>
          <table:table-cell office:value-type="string" calcext:value-type="string">
            <text:p>process time (s)</text:p>
          </table:table-cell>
          <table:table-cell office:value-type="float" office:value="0.038518" calcext:value-type="float">
            <text:p>0,038518</text:p>
          </table:table-cell>
          <table:table-cell office:value-type="float" office:value="0.061756" calcext:value-type="float">
            <text:p>0,061756</text:p>
          </table:table-cell>
          <table:table-cell office:value-type="float" office:value="0.036376" calcext:value-type="float">
            <text:p>0,036376</text:p>
          </table:table-cell>
          <table:table-cell table:formula="of:=AVERAGE([.C27:.E27])" office:value-type="float" office:value="0.04555" calcext:value-type="float">
            <text:p>0,04555</text:p>
          </table:table-cell>
          <table:table-cell table:formula="of:=STDEV([.C27:.F27])" office:value-type="float" office:value="0.011492689502462" calcext:value-type="float">
            <text:p>0,0114926895024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 time (ms)</text:p>
          </table:table-cell>
          <table:table-cell table:formula="of:=[.C26]*100" office:value-type="float" office:value="11.099" calcext:value-type="float">
            <text:p>11,099</text:p>
          </table:table-cell>
          <table:table-cell table:formula="of:=[.D26]*100" office:value-type="float" office:value="11.4513" calcext:value-type="float">
            <text:p>11,4513</text:p>
          </table:table-cell>
          <table:table-cell table:formula="of:=[.E26]*100" office:value-type="float" office:value="10.5671" calcext:value-type="float">
            <text:p>10,5671</text:p>
          </table:table-cell>
          <table:table-cell table:formula="of:=AVERAGE([.C28:.E28])" office:value-type="float" office:value="11.0391333333333" calcext:value-type="float">
            <text:p>11,0391333333333</text:p>
          </table:table-cell>
          <table:table-cell table:formula="of:=STDEV([.C28:.F28])" office:value-type="float" office:value="0.363446853825364" calcext:value-type="float">
            <text:p>0,363446853825364</text:p>
          </table:table-cell>
          <table:table-cell table:number-columns-repeated="4"/>
          <table:table-cell office:value-type="string" calcext:value-type="string">
            <text:p>Amdahl’s law (speed up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cess time (ms)</text:p>
          </table:table-cell>
          <table:table-cell table:formula="of:=[.C27]*100" office:value-type="float" office:value="3.8518" calcext:value-type="float">
            <text:p>3,8518</text:p>
          </table:table-cell>
          <table:table-cell table:formula="of:=[.D27]*100" office:value-type="float" office:value="6.1756" calcext:value-type="float">
            <text:p>6,1756</text:p>
          </table:table-cell>
          <table:table-cell table:formula="of:=[.E27]*100" office:value-type="float" office:value="3.6376" calcext:value-type="float">
            <text:p>3,6376</text:p>
          </table:table-cell>
          <table:table-cell table:formula="of:=AVERAGE([.C29:.E29])" office:value-type="float" office:value="4.555" calcext:value-type="float">
            <text:p>4,555</text:p>
          </table:table-cell>
          <table:table-cell table:formula="of:=STDEV([.C29:.F29])" office:value-type="float" office:value="1.1492689502462" calcext:value-type="float">
            <text:p>1,1492689502462</text:p>
          </table:table-cell>
          <table:table-cell table:number-columns-repeated="4"/>
          <table:table-cell table:formula="of:=([.J3]+[.L3]+[.M3])/([.J26]+[.L26]+[.M26])" office:value-type="float" office:value="0.171429853962174" calcext:value-type="float">
            <text:p>0,1714298539621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-00-0000</text:date>, <text:time style:data-style-name="N2" text:time-value="23:37:16.029022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6:43:43.472335386</meta:creation-date>
    <meta:generator>LibreOffice/6.4.7.2$Linux_X86_64 LibreOffice_project/40$Build-2</meta:generator>
    <dc:date>2022-05-29T23:41:41.954028201</dc:date>
    <meta:editing-duration>PT14M39S</meta:editing-duration>
    <meta:editing-cycles>3</meta:editing-cycles>
    <meta:document-statistic meta:table-count="1" meta:cell-count="160" meta:object-count="0"/>
  </office:meta>
</office:document-meta>
</file>